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2mm"/>
    </style:style>
    <style:style style:name="co3" style:family="table-column">
      <style:table-column-properties fo:break-before="auto" style:column-width="47.73mm"/>
    </style:style>
    <style:style style:name="co4" style:family="table-column">
      <style:table-column-properties fo:break-before="auto" style:column-width="39.02mm"/>
    </style:style>
    <style:style style:name="co5" style:family="table-column">
      <style:table-column-properties fo:break-before="auto" style:column-width="28.13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18.87mm"/>
    </style:style>
    <style:style style:name="co8" style:family="table-column">
      <style:table-column-properties fo:break-before="auto" style:column-width="9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od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[.A2]&amp;[.B2]&amp;[.C2]&amp;[.D2]" office:value-type="string" office:string-value="FOOD123" calcext:value-type="string">
            <text:p>FOOD123</text:p>
          </table:table-cell>
          <table:table-cell office:value-type="string" calcext:value-type="string">
            <text:p>Beef Burger</text:p>
          </table:table-cell>
          <table:table-cell office:value-type="string" calcext:value-type="string">
            <text:p>With Chips and Salad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[.A3]&amp;[.B3]&amp;[.C3]&amp;[.D3]" office:value-type="string" office:string-value="FOOD145" calcext:value-type="string">
            <text:p>FOOD145</text:p>
          </table:table-cell>
          <table:table-cell office:value-type="string" calcext:value-type="string">
            <text:p>Cheese Burger</text:p>
          </table:table-cell>
          <table:table-cell office:value-type="string" calcext:value-type="string">
            <text:p>With Chips and Salad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[.A4]&amp;[.B4]&amp;[.C4]&amp;[.D4]" office:value-type="string" office:string-value="FOOD162" calcext:value-type="string">
            <text:p>FOOD162</text:p>
          </table:table-cell>
          <table:table-cell office:value-type="string" calcext:value-type="string">
            <text:p>Chicken Burger</text:p>
          </table:table-cell>
          <table:table-cell office:value-type="string" calcext:value-type="string">
            <text:p>With Chips and Salad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" calcext:value-type="float">
            <text:p>2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[.A5]&amp;[.B5]&amp;[.C5]&amp;[.D5]" office:value-type="string" office:string-value="FOOD245" calcext:value-type="string">
            <text:p>FOOD245</text:p>
          </table:table-cell>
          <table:table-cell office:value-type="string" calcext:value-type="string">
            <text:p>Macaroni Cheese</text:p>
          </table:table-cell>
          <table:table-cell office:value-type="string" calcext:value-type="string">
            <text:p>With Garlic Bread and Salad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2" calcext:value-type="float">
            <text:p>2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6]&amp;[.B6]&amp;[.C6]&amp;[.D6]" office:value-type="string" office:string-value="FOOD214" calcext:value-type="string">
            <text:p>FOOD214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With Garlic Bread and Salad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3" calcext:value-type="float">
            <text:p>3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7]&amp;[.B7]&amp;[.C7]&amp;[.D7]" office:value-type="string" office:string-value="FOOD387" calcext:value-type="string">
            <text:p>FOOD387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With Pea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8]&amp;[.B8]&amp;[.C8]&amp;[.D8]" office:value-type="string" office:string-value="FOOD487" calcext:value-type="string">
            <text:p>FOOD487</text:p>
          </table:table-cell>
          <table:table-cell office:value-type="string" calcext:value-type="string">
            <text:p>Ceaser Salad</text:p>
          </table:table-cell>
          <table:table-cell/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[.A9]&amp;[.B9]&amp;[.C9]&amp;[.D9]" office:value-type="string" office:string-value="FOOD518" calcext:value-type="string">
            <text:p>FOOD518</text:p>
          </table:table-cell>
          <table:table-cell office:value-type="string" calcext:value-type="string">
            <text:p>Ham and Chees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10]&amp;[.B10]&amp;[.C10]&amp;[.D10]" office:value-type="string" office:string-value="FOOD564" calcext:value-type="string">
            <text:p>FOOD564</text:p>
          </table:table-cell>
          <table:table-cell office:value-type="string" calcext:value-type="string">
            <text:p>Chees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11]&amp;[.B11]&amp;[.C11]&amp;[.D11]" office:value-type="string" office:string-value="FOOD517" calcext:value-type="string">
            <text:p>FOOD517</text:p>
          </table:table-cell>
          <table:table-cell office:value-type="string" calcext:value-type="string">
            <text:p>Bacon and Bri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office:value-type="float" office:value="6" calcext:value-type="float">
            <text:p>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[.A12]&amp;[.B12]&amp;[.C12]&amp;[.D12]" office:value-type="string" office:string-value="FOOD642" calcext:value-type="string">
            <text:p>FOOD642</text:p>
          </table:table-cell>
          <table:table-cell office:value-type="string" calcext:value-type="string">
            <text:p>Soup of the Day</text:p>
          </table:table-cell>
          <table:table-cell office:value-type="string" calcext:value-type="string">
            <text:p>With bread</text:p>
          </table:table-cell>
          <table:table-cell office:value-type="float" office:value="5.25" calcext:value-type="float">
            <text:p>5.25</text:p>
          </table:table-cell>
        </table:table-row>
      </table:table>
      <table:table table:name="Snack" table:style-name="ta1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[.A2]&amp;[.B2]&amp;[.C2]&amp;[.D2]" office:value-type="string" office:string-value="SNCK168" calcext:value-type="string">
            <text:p>SNCK168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[.A3]&amp;[.B3]&amp;[.C3]&amp;[.D3]" office:value-type="string" office:string-value="SNCK172" calcext:value-type="string">
            <text:p>SNCK172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[.A4]&amp;[.B4]&amp;[.C4]&amp;[.D4]" office:value-type="string" office:string-value="SNCK125" calcext:value-type="string">
            <text:p>SNCK125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2" calcext:value-type="float">
            <text:p>2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5]&amp;[.B5]&amp;[.C5]&amp;[.D5]" office:value-type="string" office:string-value="SNCK287" calcext:value-type="string">
            <text:p>SNCK287</text:p>
          </table:table-cell>
          <table:table-cell office:value-type="string" calcext:value-type="string">
            <text:p>Chocolate Chip Cooki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2" calcext:value-type="float">
            <text:p>2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[.A6]&amp;[.B6]&amp;[.C6]&amp;[.D6]" office:value-type="string" office:string-value="SNCK229" calcext:value-type="string">
            <text:p>SNCK229</text:p>
          </table:table-cell>
          <table:table-cell office:value-type="string" calcext:value-type="string">
            <text:p>Oatmeal Cooki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3" calcext:value-type="float">
            <text:p>3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7]&amp;[.B7]&amp;[.C7]&amp;[.D7]" office:value-type="string" office:string-value="SNCK364" calcext:value-type="string">
            <text:p>SNCK364</text:p>
          </table:table-cell>
          <table:table-cell office:value-type="string" calcext:value-type="string">
            <text:p>Blueberry Muffin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3" calcext:value-type="float">
            <text:p>3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[.A8]&amp;[.B8]&amp;[.C8]&amp;[.D8]" office:value-type="string" office:string-value="SNCK346" calcext:value-type="string">
            <text:p>SNCK346</text:p>
          </table:table-cell>
          <table:table-cell office:value-type="string" calcext:value-type="string">
            <text:p>Chocolate Muffin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[.A9]&amp;[.B9]&amp;[.C9]&amp;[.D9]" office:value-type="string" office:string-value="SNCK489" calcext:value-type="string">
            <text:p>SNCK489</text:p>
          </table:table-cell>
          <table:table-cell office:value-type="string" calcext:value-type="string">
            <text:p>Salt and Vinegar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10]&amp;[.B10]&amp;[.C10]&amp;[.D10]" office:value-type="string" office:string-value="SNCK457" calcext:value-type="string">
            <text:p>SNCK457</text:p>
          </table:table-cell>
          <table:table-cell office:value-type="string" calcext:value-type="string">
            <text:p>Cheese and Onion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11]&amp;[.B11]&amp;[.C11]&amp;[.D11]" office:value-type="string" office:string-value="SNCK484" calcext:value-type="string">
            <text:p>SNCK484</text:p>
          </table:table-cell>
          <table:table-cell office:value-type="string" calcext:value-type="string">
            <text:p>Prawn Cocktail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[.A12]&amp;[.B12]&amp;[.C12]&amp;[.D12]" office:value-type="string" office:string-value="SNCK597" calcext:value-type="string">
            <text:p>SNCK597</text:p>
          </table:table-cell>
          <table:table-cell office:value-type="string" calcext:value-type="string">
            <text:p>Twix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[.A13]&amp;[.B13]&amp;[.C13]&amp;[.D13]" office:value-type="string" office:string-value="SNCK552" calcext:value-type="string">
            <text:p>SNCK552</text:p>
          </table:table-cell>
          <table:table-cell office:value-type="string" calcext:value-type="string">
            <text:p>Snickers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14]&amp;[.B14]&amp;[.C14]&amp;[.D14]" office:value-type="string" office:string-value="SNCK594" calcext:value-type="string">
            <text:p>SNCK594</text:p>
          </table:table-cell>
          <table:table-cell office:value-type="string" calcext:value-type="string">
            <text:p>Mars Ba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[.A15]&amp;[.B15]&amp;[.C15]&amp;[.D15]" office:value-type="string" office:string-value="SNCK543" calcext:value-type="string">
            <text:p>SNCK543</text:p>
          </table:table-cell>
          <table:table-cell office:value-type="string" calcext:value-type="string">
            <text:p>Twirl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2" calcext:value-type="float">
            <text:p>2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[.A16]&amp;[.B16]&amp;[.C16]&amp;[.D16]" office:value-type="string" office:string-value="SNCK526" calcext:value-type="string">
            <text:p>SNCK526</text:p>
          </table:table-cell>
          <table:table-cell office:value-type="string" calcext:value-type="string">
            <text:p>Cadbury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</text:p>
          </table:table-cell>
          <table:table-cell office:value-type="float" office:value="6" calcext:value-type="float">
            <text:p>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[.A17]&amp;[.B17]&amp;[.C17]&amp;[.D17]" office:value-type="string" office:string-value="SNCK676" calcext:value-type="string">
            <text:p>SNCK676</text:p>
          </table:table-cell>
          <table:table-cell office:value-type="string" calcext:value-type="string">
            <text:p>Flapjack</text:p>
          </table:table-cell>
          <table:table-cell/>
          <table:table-cell office:value-type="float" office:value="1.25" calcext:value-type="float">
            <text:p>1.25</text:p>
          </table:table-cell>
        </table:table-row>
      </table:table>
      <table:table table:name="Drink" table:style-name="ta1">
        <table:table-column table:style-name="co1" table:number-columns-repeated="5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[.A2]&amp;[.B2]&amp;[.C2]&amp;[.D2]" office:value-type="string" office:string-value="DRNK139" calcext:value-type="string">
            <text:p>DRNK139</text:p>
          </table:table-cell>
          <table:table-cell office:value-type="string" calcext:value-type="string">
            <text:p>Black Coffee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1" calcext:value-type="float">
            <text:p>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[.A3]&amp;[.B3]&amp;[.C3]&amp;[.D3]" office:value-type="string" office:string-value="DRNK148" calcext:value-type="string">
            <text:p>DRNK148</text:p>
          </table:table-cell>
          <table:table-cell office:value-type="string" calcext:value-type="string">
            <text:p>Latte</text:p>
          </table:table-cell>
          <table:table-cell/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2" calcext:value-type="float">
            <text:p>2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[.A4]&amp;[.B4]&amp;[.C4]&amp;[.D4]" office:value-type="string" office:string-value="DRNK276" calcext:value-type="string">
            <text:p>DRNK276</text:p>
          </table:table-cell>
          <table:table-cell office:value-type="string" calcext:value-type="string">
            <text:p>Tea</text:p>
          </table:table-cell>
          <table:table-cell/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3" calcext:value-type="float">
            <text:p>3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3" calcext:value-type="float">
            <text:p>3</text:p>
          </table:table-cell>
          <table:table-cell table:formula="of:=[.A5]&amp;[.B5]&amp;[.C5]&amp;[.D5]" office:value-type="string" office:string-value="DRNK393" calcext:value-type="string">
            <text:p>DRNK393</text:p>
          </table:table-cell>
          <table:table-cell office:value-type="string" calcext:value-type="string">
            <text:p>Hot Chocolate</text:p>
          </table:table-cell>
          <table:table-cell/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[.A6]&amp;[.B6]&amp;[.C6]&amp;[.D6]" office:value-type="string" office:string-value="DRNK498" calcext:value-type="string">
            <text:p>DRNK498</text:p>
          </table:table-cell>
          <table:table-cell office:value-type="string" calcext:value-type="string">
            <text:p>Coca-Cola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[.A7]&amp;[.B7]&amp;[.C7]&amp;[.D7]" office:value-type="string" office:string-value="DRNK451" calcext:value-type="string">
            <text:p>DRNK451</text:p>
          </table:table-cell>
          <table:table-cell office:value-type="string" calcext:value-type="string">
            <text:p>Sprit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6" calcext:value-type="float">
            <text:p>6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8]&amp;[.B8]&amp;[.C8]&amp;[.D8]" office:value-type="string" office:string-value="DRNK464" calcext:value-type="string">
            <text:p>DRNK464</text:p>
          </table:table-cell>
          <table:table-cell office:value-type="string" calcext:value-type="string">
            <text:p>Irn Bru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4" calcext:value-type="float">
            <text:p>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9]&amp;[.B9]&amp;[.C9]&amp;[.D9]" office:value-type="string" office:string-value="DRNK494" calcext:value-type="string">
            <text:p>DRNK494</text:p>
          </table:table-cell>
          <table:table-cell office:value-type="string" calcext:value-type="string">
            <text:p>Fanta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RANDBETWEEN(1;9)" office:value-type="float" office:value="9" calcext:value-type="float">
            <text:p>9</text:p>
          </table:table-cell>
          <table:table-cell table:formula="of:=[.A10]&amp;[.B10]&amp;[.C10]&amp;[.D10]" office:value-type="string" office:string-value="DRNK549" calcext:value-type="string">
            <text:p>DRNK549</text:p>
          </table:table-cell>
          <table:table-cell office:value-type="string" calcext:value-type="string">
            <text:p>Sparkling Wate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5" calcext:value-type="float">
            <text:p>5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11]&amp;[.B11]&amp;[.C11]&amp;[.D11]" office:value-type="string" office:string-value="DRNK584" calcext:value-type="string">
            <text:p>DRNK584</text:p>
          </table:table-cell>
          <table:table-cell office:value-type="string" calcext:value-type="string">
            <text:p>Still Wate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6" calcext:value-type="float">
            <text:p>6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4" calcext:value-type="float">
            <text:p>4</text:p>
          </table:table-cell>
          <table:table-cell table:formula="of:=[.A12]&amp;[.B12]&amp;[.C12]&amp;[.D12]" office:value-type="string" office:string-value="DRNK614" calcext:value-type="string">
            <text:p>DRNK614</text:p>
          </table:table-cell>
          <table:table-cell office:value-type="string" calcext:value-type="string">
            <text:p>Orange Juice</text:p>
          </table:table-cell>
          <table:table-cell/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RNK</text:p>
          </table:table-cell>
          <table:table-cell office:value-type="float" office:value="6" calcext:value-type="float">
            <text:p>6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5" calcext:value-type="float">
            <text:p>5</text:p>
          </table:table-cell>
          <table:table-cell table:formula="of:=[.A13]&amp;[.B13]&amp;[.C13]&amp;[.D13]" office:value-type="string" office:string-value="DRNK675" calcext:value-type="string">
            <text:p>DRNK675</text:p>
          </table:table-cell>
          <table:table-cell office:value-type="string" calcext:value-type="string">
            <text:p>Apple Juice</text:p>
          </table:table-cell>
          <table:table-cell/>
          <table:table-cell office:value-type="float" office:value="1.15" calcext:value-type="float">
            <text:p>1.15</text:p>
          </table:table-cell>
        </table:table-row>
      </table:table>
      <table:table table:name="Disc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DISC</text:p>
          </table:table-cell>
          <table:table-cell table:formula="of:=RANDBETWEEN(1;9)" office:value-type="float" office:value="7" calcext:value-type="float">
            <text:p>7</text:p>
          </table:table-cell>
          <table:table-cell table:formula="of:=RANDBETWEEN(1;9)" office:value-type="float" office:value="1" calcext:value-type="float">
            <text:p>1</text:p>
          </table:table-cell>
          <table:table-cell table:formula="of:=RANDBETWEEN(1;9)" office:value-type="float" office:value="8" calcext:value-type="float">
            <text:p>8</text:p>
          </table:table-cell>
          <table:table-cell table:formula="of:=[.A2]&amp;[.B2]&amp;[.C2]&amp;[.D2]" office:value-type="string" office:string-value="DISC718" calcext:value-type="string">
            <text:p>DISC718</text:p>
          </table:table-cell>
          <table:table-cell office:value-type="string" calcext:value-type="string">
            <text:p>Meal Deal</text:p>
          </table:table-cell>
          <table:table-cell office:value-type="string" calcext:value-type="string">
            <text:p>Food, Snack, Drink</text:p>
          </table:table-cell>
          <table:table-cell/>
        </table:table-row>
      </table:table>
      <table:table table:name="CSV" table:style-name="ta1"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OD123</text:p>
          </table:table-cell>
          <table:table-cell office:value-type="string" calcext:value-type="string">
            <text:p>Beef Burger</text:p>
          </table:table-cell>
          <table:table-cell office:value-type="string" calcext:value-type="string">
            <text:p>With Chips and Salad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FOOD145</text:p>
          </table:table-cell>
          <table:table-cell office:value-type="string" calcext:value-type="string">
            <text:p>Cheese Burger</text:p>
          </table:table-cell>
          <table:table-cell office:value-type="string" calcext:value-type="string">
            <text:p>With Chips and Salad</text:p>
          </table:table-cell>
          <table:table-cell office:value-type="float" office:value="9.25" calcext:value-type="float">
            <text:p>9.25</text:p>
          </table:table-cell>
        </table:table-row>
        <table:table-row table:style-name="ro1">
          <table:table-cell office:value-type="string" calcext:value-type="string">
            <text:p>FOOD162</text:p>
          </table:table-cell>
          <table:table-cell office:value-type="string" calcext:value-type="string">
            <text:p>Chicken Burger</text:p>
          </table:table-cell>
          <table:table-cell office:value-type="string" calcext:value-type="string">
            <text:p>With Chips and Salad</text:p>
          </table:table-cell>
          <table:table-cell office:value-type="float" office:value="8.95" calcext:value-type="float">
            <text:p>8.95</text:p>
          </table:table-cell>
        </table:table-row>
        <table:table-row table:style-name="ro1">
          <table:table-cell office:value-type="string" calcext:value-type="string">
            <text:p>FOOD245</text:p>
          </table:table-cell>
          <table:table-cell office:value-type="string" calcext:value-type="string">
            <text:p>Macaroni Cheese</text:p>
          </table:table-cell>
          <table:table-cell office:value-type="string" calcext:value-type="string">
            <text:p>With Garlic Bread and Salad</text:p>
          </table:table-cell>
          <table:table-cell office:value-type="float" office:value="7.75" calcext:value-type="float">
            <text:p>7.75</text:p>
          </table:table-cell>
        </table:table-row>
        <table:table-row table:style-name="ro1">
          <table:table-cell office:value-type="string" calcext:value-type="string">
            <text:p>FOOD214</text:p>
          </table:table-cell>
          <table:table-cell office:value-type="string" calcext:value-type="string">
            <text:p>Lasagna</text:p>
          </table:table-cell>
          <table:table-cell office:value-type="string" calcext:value-type="string">
            <text:p>With Garlic Bread and Salad</text:p>
          </table:table-cell>
          <table:table-cell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FOOD387</text:p>
          </table:table-cell>
          <table:table-cell office:value-type="string" calcext:value-type="string">
            <text:p>Fish and Chips</text:p>
          </table:table-cell>
          <table:table-cell office:value-type="string" calcext:value-type="string">
            <text:p>With Peas</text:p>
          </table:table-cell>
          <table:table-cell office:value-type="float" office:value="9.5" calcext:value-type="float">
            <text:p>9.5</text:p>
          </table:table-cell>
        </table:table-row>
        <table:table-row table:style-name="ro1">
          <table:table-cell office:value-type="string" calcext:value-type="string">
            <text:p>FOOD487</text:p>
          </table:table-cell>
          <table:table-cell office:value-type="string" calcext:value-type="string">
            <text:p>Ceaser Salad</text:p>
          </table:table-cell>
          <table:table-cell/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518</text:p>
          </table:table-cell>
          <table:table-cell office:value-type="string" calcext:value-type="string">
            <text:p>Ham and Chees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564</text:p>
          </table:table-cell>
          <table:table-cell office:value-type="string" calcext:value-type="string">
            <text:p>Chees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25" calcext:value-type="float">
            <text:p>6.25</text:p>
          </table:table-cell>
        </table:table-row>
        <table:table-row table:style-name="ro1">
          <table:table-cell office:value-type="string" calcext:value-type="string">
            <text:p>FOOD517</text:p>
          </table:table-cell>
          <table:table-cell office:value-type="string" calcext:value-type="string">
            <text:p>Bacon and Brie Panini</text:p>
          </table:table-cell>
          <table:table-cell office:value-type="string" calcext:value-type="string">
            <text:p>With Crisps and Salad</text:p>
          </table:table-cell>
          <table:table-cell office:value-type="float" office:value="6.75" calcext:value-type="float">
            <text:p>6.75</text:p>
          </table:table-cell>
        </table:table-row>
        <table:table-row table:style-name="ro1">
          <table:table-cell office:value-type="string" calcext:value-type="string">
            <text:p>FOOD642</text:p>
          </table:table-cell>
          <table:table-cell office:value-type="string" calcext:value-type="string">
            <text:p>Soup of the Day</text:p>
          </table:table-cell>
          <table:table-cell office:value-type="string" calcext:value-type="string">
            <text:p>With bread</text:p>
          </table:table-cell>
          <table:table-cell office:value-type="float" office:value="5.25" calcext:value-type="float">
            <text:p>5.25</text:p>
          </table:table-cell>
        </table:table-row>
        <table:table-row table:style-name="ro1">
          <table:table-cell office:value-type="string" calcext:value-type="string">
            <text:p>SNCK168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172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125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SNCK287</text:p>
          </table:table-cell>
          <table:table-cell office:value-type="string" calcext:value-type="string">
            <text:p>Chocolate Chip Cooki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NCK229</text:p>
          </table:table-cell>
          <table:table-cell office:value-type="string" calcext:value-type="string">
            <text:p>Oatmeal Cooki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SNCK364</text:p>
          </table:table-cell>
          <table:table-cell office:value-type="string" calcext:value-type="string">
            <text:p>Blueberry Muffin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NCK346</text:p>
          </table:table-cell>
          <table:table-cell office:value-type="string" calcext:value-type="string">
            <text:p>Chocolate Muffin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SNCK489</text:p>
          </table:table-cell>
          <table:table-cell office:value-type="string" calcext:value-type="string">
            <text:p>Salt and Vinegar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457</text:p>
          </table:table-cell>
          <table:table-cell office:value-type="string" calcext:value-type="string">
            <text:p>Cheese and Onion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484</text:p>
          </table:table-cell>
          <table:table-cell office:value-type="string" calcext:value-type="string">
            <text:p>Prawn Cocktail Crisps</text:p>
          </table:table-cell>
          <table:table-cell/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SNCK597</text:p>
          </table:table-cell>
          <table:table-cell office:value-type="string" calcext:value-type="string">
            <text:p>Twix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552</text:p>
          </table:table-cell>
          <table:table-cell office:value-type="string" calcext:value-type="string">
            <text:p>Snickers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594</text:p>
          </table:table-cell>
          <table:table-cell office:value-type="string" calcext:value-type="string">
            <text:p>Mars Ba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543</text:p>
          </table:table-cell>
          <table:table-cell office:value-type="string" calcext:value-type="string">
            <text:p>Twirl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526</text:p>
          </table:table-cell>
          <table:table-cell office:value-type="string" calcext:value-type="string">
            <text:p>Cadbury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NCK676</text:p>
          </table:table-cell>
          <table:table-cell office:value-type="string" calcext:value-type="string">
            <text:p>Flapjack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139</text:p>
          </table:table-cell>
          <table:table-cell office:value-type="string" calcext:value-type="string">
            <text:p>Black Coffee</text:p>
          </table:table-cell>
          <table:table-cell/>
          <table:table-cell office:value-type="float" office:value="1.75" calcext:value-type="float">
            <text:p>1.75</text:p>
          </table:table-cell>
        </table:table-row>
        <table:table-row table:style-name="ro1">
          <table:table-cell office:value-type="string" calcext:value-type="string">
            <text:p>DRNK148</text:p>
          </table:table-cell>
          <table:table-cell office:value-type="string" calcext:value-type="string">
            <text:p>Latte</text:p>
          </table:table-cell>
          <table:table-cell/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RNK276</text:p>
          </table:table-cell>
          <table:table-cell office:value-type="string" calcext:value-type="string">
            <text:p>Tea</text:p>
          </table:table-cell>
          <table:table-cell/>
          <table:table-cell office:value-type="float" office:value="1.95" calcext:value-type="float">
            <text:p>1.95</text:p>
          </table:table-cell>
        </table:table-row>
        <table:table-row table:style-name="ro1">
          <table:table-cell office:value-type="string" calcext:value-type="string">
            <text:p>DRNK393</text:p>
          </table:table-cell>
          <table:table-cell office:value-type="string" calcext:value-type="string">
            <text:p>Hot Chocolate</text:p>
          </table:table-cell>
          <table:table-cell/>
          <table:table-cell office:value-type="float" office:value="2.45" calcext:value-type="float">
            <text:p>2.45</text:p>
          </table:table-cell>
        </table:table-row>
        <table:table-row table:style-name="ro1">
          <table:table-cell office:value-type="string" calcext:value-type="string">
            <text:p>DRNK498</text:p>
          </table:table-cell>
          <table:table-cell office:value-type="string" calcext:value-type="string">
            <text:p>Coca-Cola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451</text:p>
          </table:table-cell>
          <table:table-cell office:value-type="string" calcext:value-type="string">
            <text:p>Sprite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464</text:p>
          </table:table-cell>
          <table:table-cell office:value-type="string" calcext:value-type="string">
            <text:p>Irn Bru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494</text:p>
          </table:table-cell>
          <table:table-cell office:value-type="string" calcext:value-type="string">
            <text:p>Fanta</text:p>
          </table:table-cell>
          <table:table-cell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string" calcext:value-type="string">
            <text:p>DRNK549</text:p>
          </table:table-cell>
          <table:table-cell office:value-type="string" calcext:value-type="string">
            <text:p>Sparkling Wate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RNK584</text:p>
          </table:table-cell>
          <table:table-cell office:value-type="string" calcext:value-type="string">
            <text:p>Still Water</text:p>
          </table:table-cell>
          <table:table-cell/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DRNK614</text:p>
          </table:table-cell>
          <table:table-cell office:value-type="string" calcext:value-type="string">
            <text:p>Orange Juice</text:p>
          </table:table-cell>
          <table:table-cell/>
          <table:table-cell office:value-type="float" office:value="1.15" calcext:value-type="float">
            <text:p>1.15</text:p>
          </table:table-cell>
        </table:table-row>
        <table:table-row table:style-name="ro1">
          <table:table-cell office:value-type="string" calcext:value-type="string">
            <text:p>DRNK675</text:p>
          </table:table-cell>
          <table:table-cell office:value-type="string" calcext:value-type="string">
            <text:p>Apple Juice</text:p>
          </table:table-cell>
          <table:table-cell/>
          <table:table-cell office:value-type="float" office:value="1.15" calcext:value-type="float">
            <text:p>1.15</text:p>
          </table:table-cell>
        </table:table-row>
      </table:table>
      <table:named-expressions/>
      <table:database-ranges>
        <table:database-range table:name="__Anonymous_Sheet_DB__0" table:target-range-address="Food.A2:Food.H13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nack.B2:Snack.H1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Drink.B2:Drink.H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5T09:31:39.759465432</meta:creation-date>
    <dc:date>2019-02-05T10:31:15.377477359</dc:date>
    <meta:editing-duration>PT8M34S</meta:editing-duration>
    <meta:editing-cycles>2</meta:editing-cycles>
    <meta:generator>LibreOffice/6.0.6.2$Linux_X86_64 LibreOffice_project/0c292870b25a325b5ed35f6b45599d2ea4458e77</meta:generator>
    <meta:document-statistic meta:table-count="5" meta:cell-count="433" meta:object-count="0"/>
  </office:meta>
</office:document-meta>
</file>